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4f78"/>
    </style:style>
    <style:style style:name="P2" style:family="paragraph" style:parent-style-name="Standard">
      <style:paragraph-properties fo:text-align="center" style:justify-single-word="false"/>
      <style:text-properties officeooo:paragraph-rsid="0005f7ff"/>
    </style:style>
    <style:style style:name="P3" style:family="paragraph" style:parent-style-name="Standard">
      <style:paragraph-properties fo:text-align="center" style:justify-single-word="false"/>
      <style:text-properties fo:font-size="16pt" officeooo:rsid="00003649" officeooo:paragraph-rsid="0000364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03649" officeooo:paragraph-rsid="000161c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paragraph-rsid="00003649"/>
    </style:style>
    <style:style style:name="P6" style:family="paragraph" style:parent-style-name="Standard">
      <style:paragraph-properties fo:text-align="start" style:justify-single-word="false"/>
      <style:text-properties officeooo:paragraph-rsid="000161c4"/>
    </style:style>
    <style:style style:name="P7" style:family="paragraph" style:parent-style-name="Standard">
      <style:paragraph-properties fo:text-align="start" style:justify-single-word="false"/>
      <style:text-properties officeooo:paragraph-rsid="00034dd9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03649" officeooo:paragraph-rsid="00003649" style:font-size-asian="24pt" style:font-weight-asian="bold" style:font-size-complex="24pt" style:font-weight-complex="bold"/>
    </style:style>
    <style:style style:name="T1" style:family="text">
      <style:text-properties fo:font-size="16pt" officeooo:rsid="00003649" style:font-size-asian="14pt" style:font-size-complex="16pt"/>
    </style:style>
    <style:style style:name="T2" style:family="text">
      <style:text-properties fo:font-size="16pt" officeooo:rsid="0000f15b" style:font-size-asian="14pt" style:font-size-complex="16pt"/>
    </style:style>
    <style:style style:name="T3" style:family="text">
      <style:text-properties fo:font-size="16pt" officeooo:rsid="000161c4" style:font-size-asian="14pt" style:font-size-complex="16pt"/>
    </style:style>
    <style:style style:name="T4" style:family="text">
      <style:text-properties fo:font-size="16pt" officeooo:rsid="00037ad3" style:font-size-asian="14pt" style:font-size-complex="16pt"/>
    </style:style>
    <style:style style:name="T5" style:family="text">
      <style:text-properties fo:font-size="16pt" fo:font-style="italic" officeooo:rsid="0000f15b" style:font-size-asian="14pt" style:font-style-asian="italic" style:font-size-complex="16pt" style:font-style-complex="italic"/>
    </style:style>
    <style:style style:name="T6" style:family="text">
      <style:text-properties officeooo:rsid="000161c4"/>
    </style:style>
    <style:style style:name="T7" style:family="text">
      <style:text-properties officeooo:rsid="00034dd9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034dd9" style:font-size-asian="20pt" style:font-size-complex="20pt"/>
    </style:style>
    <style:style style:name="T10" style:family="text">
      <style:text-properties fo:font-size="20pt" officeooo:rsid="00054f78" style:font-size-asian="20pt" style:font-size-complex="20pt"/>
    </style:style>
    <style:style style:name="T11" style:family="text">
      <style:text-properties fo:font-size="20pt" officeooo:rsid="0005f7ff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fo:font-style="italic" fo:font-weight="bold" officeooo:rsid="00034dd9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20pt" fo:font-style="italic" officeooo:rsid="00034dd9" style:font-size-asian="20pt" style:font-style-asian="italic" style:font-size-complex="20pt" style:font-style-complex="italic"/>
    </style:style>
    <style:style style:name="T16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size="20pt" fo:font-style="italic" style:text-underline-style="solid" style:text-underline-width="auto" style:text-underline-color="font-color" fo:font-weight="bold" officeooo:rsid="00034dd9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font-size="20pt" fo:font-style="italic" style:text-underline-style="solid" style:text-underline-width="auto" style:text-underline-color="font-color" fo:font-weight="normal" officeooo:rsid="00034dd9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size="20pt" style:text-underline-style="solid" style:text-underline-width="auto" style:text-underline-color="font-color" officeooo:rsid="00054f78" style:font-size-asian="20pt" style:font-size-complex="20pt"/>
    </style:style>
    <style:style style:name="T20" style:family="text">
      <style:text-properties officeooo:rsid="00037ad3"/>
    </style:style>
    <style:style style:name="T21" style:family="text">
      <style:text-properties fo:color="#729fcf"/>
    </style:style>
    <style:style style:name="T22" style:family="text">
      <style:text-properties fo:color="#3465a4"/>
    </style:style>
    <style:style style:name="T23" style:family="text">
      <style:text-properties fo:color="#2a6099"/>
    </style:style>
    <style:style style:name="T24" style:family="text">
      <style:text-properties fo:color="#2a6099" fo:font-size="18pt" style:font-size-asian="18pt" style:font-size-complex="18pt"/>
    </style:style>
    <style:style style:name="T25" style:family="text">
      <style:text-properties fo:color="#2a6099" fo:font-size="18pt" officeooo:rsid="0005f7ff" style:font-size-asian="18pt" style:font-size-complex="18pt"/>
    </style:style>
    <style:style style:name="T26" style:family="text">
      <style:text-properties fo:color="#ffbf00"/>
    </style:style>
    <style:style style:name="T27" style:family="text">
      <style:text-properties officeooo:rsid="0005f7ff"/>
    </style:style>
    <style:style style:name="T28" style:family="text">
      <style:text-properties fo:color="#000000" fo:font-size="18pt" officeooo:rsid="0005f7ff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pple Store Clone Project</text:p>
      <text:p text:style-name="P3"/>
      <text:p text:style-name="P3"><text:span text:style-name="T8">Mail: </text:span><text:a xlink:type="simple" xlink:href="mailto:tahazeybek5@gmail.com" text:style-name="Internet_20_link" text:visited-style-name="Visited_20_Internet_20_Link"><text:span text:style-name="T8">tahazeybek</text:span></text:a><text:a xlink:type="simple" xlink:href="mailto:tahazeybek5@gmail.com" text:style-name="Internet_20_link" text:visited-style-name="Visited_20_Internet_20_Link"><text:span text:style-name="T11">4</text:span></text:a><text:a xlink:type="simple" xlink:href="mailto:tahazeybek5@gmail.com" text:style-name="Internet_20_link" text:visited-style-name="Visited_20_Internet_20_Link"><text:span text:style-name="T8">@gmail.com</text:span></text:a></text:p>
      <text:p text:style-name="P3"><text:span text:style-name="T8"/></text:p>
      <text:p text:style-name="P1"><text:span text:style-name="T10">Web Site url: </text:span><text:a xlink:type="simple" xlink:href="https://applestoreclone.herokuapp.com/" text:style-name="Internet_20_link" text:visited-style-name="Visited_20_Internet_20_Link"><text:span text:style-name="T24">https://applestoreclone.herokuapp.com/</text:span></text:a></text:p>
      <text:p text:style-name="P1"><text:span text:style-name="T24"/></text:p>
      <text:p text:style-name="P2"><text:span text:style-name="T28">Proje</text:span><text:span text:style-name="T25"> </text:span><text:span text:style-name="T28">Github Linki</text:span><text:span text:style-name="T25">: </text:span><text:a xlink:type="simple" xlink:href="https://github.com/zybk23/AppleStoreClone" text:style-name="Internet_20_link" text:visited-style-name="Visited_20_Internet_20_Link">https://github.com/zybk23/AppleStoreClone</text:a><text:span text:style-name="T25"> </text:span></text:p>
      <text:p text:style-name="P3"><text:span text:style-name="T8"/></text:p>
      <text:p text:style-name="P4"><text:tab/><text:span text:style-name="T16">Özet;</text:span><text:span text:style-name="T8"> </text:span></text:p>
      <text:p text:style-name="P6"><text:span text:style-name="T1"><text:tab/>Projenin amacı apple ürünlerinin satıldığı kukla bir web sitesi oluşturmak.</text:span><text:span text:style-name="T3">Kullanıcılar home sayfasında ürünlerin özelliklerini görebilir ve satın almak istediği ürünü sepete ekleyebilir.İstediği ürünü favorilere ekleyebilir ve çıkartabilir.Filtre seçeneklerini uygulayıp istediği ürüne rahatça ulaşabilir.Sepete eklediği ürünleri Shop-Cart menüsünde görüntüleyebilir , ürün miktarını azaltıp arttırabilir ve ya ürünü kaldırabilir.</text:span><text:span text:style-name="T4">Satıl alma işlemi tamamlandıktan sonra detay bilgiler kullanıcıya gösterilir.</text:span></text:p>
      <text:p text:style-name="P4"/>
      <text:p text:style-name="P4"><text:tab/><text:span text:style-name="T18">Kullanılan Teknolojiler ve Yöntemler;</text:span></text:p>
      <text:p text:style-name="P4"><text:tab/>Uygulama oluşturulurken javascript frameworklerinden;</text:p>
      <text:p text:style-name="P5"><text:span text:style-name="T1">UI tasarım için React , state yönetimi için Redux kullanıldı.Ürünler </text:span><text:span text:style-name="T2">için</text:span><text:span text:style-name="T1"> </text:span><text:span text:style-name="T2">F</text:span><text:span text:style-name="T1">ake </text:span><text:span text:style-name="T2">Rest </text:span><text:span text:style-name="T1">API ola</text:span><text:span text:style-name="T2">n </text:span><text:span text:style-name="T1"><text:s/>j</text:span><text:span text:style-name="T2">son-serverı kullanıldı.</text:span></text:p>
      <text:p text:style-name="P5"><text:span text:style-name="T2"/></text:p>
      <text:p text:style-name="P5"><text:span text:style-name="T2"><text:tab/>Web dizaynı 100% responsive olarak tasarlandı.Login ve Register sayfaları kukla olarak tasarlandı ve herokuda ayağa kalkan json-server a post isteği atılıp gelen response a göre verilen redirectlere yönlendirildi.Login için authentication bulunmuyor.</text:span></text:p>
      <text:p text:style-name="P5"><text:span text:style-name="T2"/></text:p>
      <text:p text:style-name="P6"><text:span text:style-name="T2"><text:tab/>Kullanıcının yeni ürün ekleyebileceği AddItem formu oluşturuldu.Form sayfalarında herhangi bir hata sonucunda kullanıcıya geri bildirim oluşturuldu.Json-server a istek atılırken fetch api ve ya aynı işlevi gören axios kütüphanesi kullanıldı , gelen responslar then ile yakalanıp arayüze yansıtıldı ,gelen hatalar ise catch ile yakalandı.</text:span><text:span text:style-name="T3">ES6+ ile hayatımıza giren asenkron fonksiyonlar için async await yapısı kullanıldı.</text:span></text:p>
      <text:p text:style-name="P6"><text:span text:style-name="T3"/></text:p>
      <text:p text:style-name="P6"><text:soft-page-break/><text:span text:style-name="T3"><text:tab/></text:span><text:span text:style-name="T2">Sayfalar arası geçiş sağlamak için Switch ve Route kullanıldı.</text:span><text:span text:style-name="T3">State erişimi ve props aktarımındaki efektifliğinden dolayı React-Hooks ağırlıklı olarak kullanıldı.</text:span></text:p>
      <text:p text:style-name="P5"><text:span text:style-name="T2"/></text:p>
      <text:p text:style-name="P7"><text:span text:style-name="T2"><text:tab/></text:span><text:span text:style-name="T5">**Olası herhangi bir sorunda mail adresimden iletişime geçebilir.Githubtaki kaynak kodlardan derleme yapabilir ve ya hazır derlenmiş olan projeyi lokalde ayağa kaldırabilirsiniz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15T20:07:01.333000000</dc:date>
    <meta:editing-duration>PT10M44S</meta:editing-duration>
    <meta:editing-cycles>1</meta:editing-cycles>
    <meta:document-statistic meta:table-count="0" meta:image-count="0" meta:object-count="0" meta:page-count="2" meta:paragraph-count="13" meta:word-count="219" meta:character-count="1906" meta:non-whitespace-character-count="1689"/>
  </office:meta>
</office:document-meta>
</file>